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35667" officeooo:paragraph-rsid="00035667"/>
    </style:style>
    <style:style style:name="P2" style:family="paragraph" style:parent-style-name="Heading_20_1">
      <style:text-properties fo:language="nb" fo:country="NO" officeooo:rsid="00035667" officeooo:paragraph-rsid="00035667"/>
    </style:style>
    <style:style style:name="P3" style:family="paragraph" style:parent-style-name="Heading_20_4">
      <style:text-properties fo:language="nb" fo:country="NO"/>
    </style:style>
    <style:style style:name="P4" style:family="paragraph" style:parent-style-name="Text_20_body">
      <style:text-properties fo:font-size="12pt" fo:language="nb" fo:country="NO" officeooo:rsid="00035667" officeooo:paragraph-rsid="00035667" style:font-size-asian="11.4499998092651pt" style:font-size-complex="13.0500001907349pt"/>
    </style:style>
    <style:style style:name="P5" style:family="paragraph" style:parent-style-name="Text_20_body">
      <style:text-properties fo:font-size="12pt" fo:language="nb" fo:country="NO" officeooo:rsid="00035667" officeooo:paragraph-rsid="00035667" style:font-size-asian="12pt" style:font-size-complex="12pt"/>
    </style:style>
    <style:style style:name="P6" style:family="paragraph" style:parent-style-name="Text_20_body">
      <style:text-properties fo:language="nb" fo:country="NO" officeooo:paragraph-rsid="00035667"/>
    </style:style>
    <style:style style:name="P7" style:family="paragraph" style:parent-style-name="Title">
      <style:text-properties fo:language="nb" fo:country="N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K5020 Prosjektoppgave 1 – Rapport</text:p>
      <text:h text:style-name="P2" text:outline-level="1">Fremgangsmåte</text:h>
      <text:p text:style-name="P4">Som beskrevet i oppgaven, har vi brukt nærmeste-nabo klassifikatoren til å estimere feilraten for alle mulige kombinasjoner av egenskaper for et gitt antall dimensjoner, for hvert mulige antall av dimensjoner. For hvert antall av dimensjoner finner vi da den beste kombinasjonen av mulige egenskaper (den med minst estimert feilrate), og bruker de tre klassifikatorene på denne kombinasjonen av egenskaper for å finne den beste klassifikatoren for den egenskapskombinasjonen.</text:p>
      <text:h text:style-name="P2" text:outline-level="1">Resultater</text:h>
      <text:p text:style-name="P6"/>
      <text:h text:style-name="P2" text:outline-level="1">Avsluttende spørsmål</text:h>
      <text:h text:style-name="P3" text:outline-level="4">Hvorfor er det fornuftig å benytte nærmeste-nabo klassifikatoren til å finne gunstige egenskapskombinasjoner?</text:h>
      <text:p text:style-name="P4">Nærmeste-nabo klassifikatoren gir er, som nevnt i oppgaveteksten, enkel å både forstå intiuitivt og å programmere. Den gir et godt og lettforståelig mål på hvilke egenskapskombinasjoner som inneholder mest variabilitet.</text:p>
      <text:h text:style-name="P3" text:outline-level="4">Hvorfor kan det i en praktisk anvendelse være fornuftig å finne en lineær eller kvadratisk klassifikator til erstatning for nærmeste-nabo klassifikatoren?</text:h>
      <text:p text:style-name="P5">I praksis er nærmeste-nabo klassifikatoren regnemessig kostbar, og tar mye tid å kalkulere. I tillegg er nærmeste-nabo klassifikatoren utsatt for overfitting; den er altså svært sensitiv for støy i datasettet. Lineære og kvadratiske klassifikatorer kan både lede til færre utregninger, og potensielt bidra til å redusere overfitting og gi en bedre balanse mellom bias og varians.</text:p>
      <text:h text:style-name="P3" text:outline-level="4">Hvorfor er det lite gunstig å bruke samme datasettet både til trening og evaluering av en klassifikator?</text:h>
      <text:p text:style-name="P4">Å bruke samme datasett til trening og evaluering av en klassifikator gjør at når man evaluerer presisjonen av klassifikatoren på testsettet (som nå også er treningssettet), er ikke denne presisjonen representativ for hvilken presisjon klassifikatoren hadde fått på vilkårlige data samplet fra samme distribusjon som datasettet.</text:p>
      <text:p text:style-name="P4">Dette er fordi klassifikatoren har sett, og trent på, dataen den blir evaluert på. Når vi evaluerer en klassifikator, ønsker vi å måle hvor presis den er på usette data fra samme distribusjon som treningsdataene. Klassifikatoren er laget for å optimalisere desisjonsgrensen for dataene den har <text:soft-page-break/>sett, og når den trener på testsettet, blir den unaturlig god på å klassifisere akkurat testsettet, i forhold til hvordan den hadde vært på usette data.</text:p>
      <text:h text:style-name="P3" text:outline-level="4">Hvorfor gir en lineær klassifikator dårlige resultater for datasett 2?</text:h>
      <text:p text:style-name="P5">Ved å plotte egenskapskombinasjonen av datasett 2 som ga best resultat for nærmeste-nabo klassifikatoren, ser vi at datasettet i disse dimensjonene ikke er lineært separabelt. Det kreves altså en ikke-lineær desisjonsgrense for å optimalisere grensen, som lineære klassifikatorer ikke er i stand til å produse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1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fo:font-size="12pt"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font-size="12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35667" officeooo:paragraph-rsid="00035667"/>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Jonatan Hoffmann Hanssen<text:tab/>Grzegorz Kajda<text:tab/>Adrian Duric</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9T13:49:41.577658721</meta:creation-date>
    <meta:generator>LibreOffice/7.5.6.2$Linux_X86_64 LibreOffice_project/50$Build-2</meta:generator>
    <dc:date>2023-10-19T17:10:17.160659806</dc:date>
    <meta:editing-duration>PT3H20M36S</meta:editing-duration>
    <meta:editing-cycles>1</meta:editing-cycles>
    <meta:document-statistic meta:table-count="0" meta:image-count="0" meta:object-count="0" meta:page-count="2" meta:paragraph-count="15" meta:word-count="393" meta:character-count="2725" meta:non-whitespace-character-count="2346"/>
  </office:meta>
</office:document-meta>
</file>